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style:font-pitch="variable"/>
    <style:font-face style:name="Roboto Black" svg:font-family="'Robo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d9db" officeooo:paragraph-rsid="000ed9db"/>
    </style:style>
    <style:style style:name="P2" style:family="paragraph" style:parent-style-name="Heading_20_3">
      <style:text-properties style:font-name="Roboto"/>
    </style:style>
    <style:style style:name="P3" style:family="paragraph" style:parent-style-name="Heading_20_3">
      <style:text-properties style:font-name="Roboto" officeooo:rsid="0012abef" officeooo:paragraph-rsid="0012abef"/>
    </style:style>
    <style:style style:name="P4" style:family="paragraph" style:parent-style-name="Standard">
      <style:text-properties style:font-name="Roboto" officeooo:rsid="000cf54c" officeooo:paragraph-rsid="000cf54c"/>
    </style:style>
    <style:style style:name="P5" style:family="paragraph" style:parent-style-name="Standard">
      <style:text-properties style:font-name="Roboto" officeooo:rsid="000cf54c" officeooo:paragraph-rsid="000ed9db"/>
    </style:style>
    <style:style style:name="P6" style:family="paragraph" style:parent-style-name="Standard">
      <style:text-properties style:font-name="Roboto" officeooo:rsid="000ed9db" officeooo:paragraph-rsid="000ed9db"/>
    </style:style>
    <style:style style:name="P7" style:family="paragraph" style:parent-style-name="Standard">
      <style:text-properties style:font-name="Roboto" officeooo:rsid="000f3265" officeooo:paragraph-rsid="000f3265"/>
    </style:style>
    <style:style style:name="P8" style:family="paragraph" style:parent-style-name="Standard">
      <style:text-properties style:font-name="Roboto" officeooo:paragraph-rsid="000fb44e"/>
    </style:style>
    <style:style style:name="P9" style:family="paragraph" style:parent-style-name="Standard">
      <style:text-properties officeooo:paragraph-rsid="000cf54c"/>
    </style:style>
    <style:style style:name="P10" style:family="paragraph" style:parent-style-name="Text_20_body">
      <style:text-properties style:font-name="Roboto" officeooo:rsid="0012abef" officeooo:paragraph-rsid="00161934"/>
    </style:style>
    <style:style style:name="P11" style:family="paragraph" style:parent-style-name="Text_20_body">
      <style:text-properties style:font-name="Roboto" officeooo:rsid="00161934" officeooo:paragraph-rsid="001806ff"/>
    </style:style>
    <style:style style:name="P12" style:family="paragraph" style:parent-style-name="Text_20_body">
      <style:text-properties officeooo:paragraph-rsid="001b1e69"/>
    </style:style>
    <style:style style:name="T1" style:family="text">
      <style:text-properties officeooo:rsid="000ed9db"/>
    </style:style>
    <style:style style:name="T2" style:family="text">
      <style:text-properties officeooo:rsid="000f3265"/>
    </style:style>
    <style:style style:name="T3" style:family="text">
      <style:text-properties officeooo:rsid="000fb44e"/>
    </style:style>
    <style:style style:name="T4" style:family="text">
      <style:text-properties officeooo:rsid="0011436f"/>
    </style:style>
    <style:style style:name="T5" style:family="text">
      <style:text-properties officeooo:rsid="0012abef"/>
    </style:style>
    <style:style style:name="T6" style:family="text">
      <style:text-properties officeooo:rsid="001351ed"/>
    </style:style>
    <style:style style:name="T7" style:family="text">
      <style:text-properties officeooo:rsid="00161934"/>
    </style:style>
    <style:style style:name="T8" style:family="text">
      <style:text-properties officeooo:rsid="001806ff"/>
    </style:style>
    <style:style style:name="T9" style:family="text">
      <style:text-properties officeooo:rsid="0019f43f"/>
    </style:style>
    <style:style style:name="T10" style:family="text">
      <style:text-properties style:font-name="Roboto"/>
    </style:style>
    <style:style style:name="T11" style:family="text">
      <style:text-properties style:font-name="Roboto" officeooo:rsid="000f3265"/>
    </style:style>
    <style:style style:name="T12" style:family="text">
      <style:text-properties style:font-name="Roboto" officeooo:rsid="000cf54c"/>
    </style:style>
    <style:style style:name="T13" style:family="text">
      <style:text-properties style:font-name="Roboto" officeooo:rsid="001b0b90"/>
    </style:style>
    <style:style style:name="T14" style:family="text">
      <style:text-properties style:font-name="Roboto" officeooo:rsid="001b1e69"/>
    </style:style>
    <style:style style:name="T15" style:family="text">
      <style:text-properties style:font-name="Roboto" officeooo:rsid="001ccf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Agriculteurs à Montmirail depuis 2011.</text:p>
      <text:p text:style-name="P4">Grande culture certifiée Bourgeon (Mais, soja, millet (programme de recherche), betterave)</text:p>
      <text:p text:style-name="P4"/>
      <text:p text:style-name="P4"/>
      <text:p text:style-name="P4">Pour maintenir la biodiversité sur la ferme, deux vergers et un nouveau en cours. Fruits, vaches, abeilles.</text:p>
      <text:p text:style-name="P4"/>
      <text:h text:style-name="P2" text:outline-level="3">Présentation :</text:h>
      <text:p text:style-name="P5">Nous sommes Martin Et Angela Ott</text:p>
      <text:p text:style-name="P5"/>
      <text:p text:style-name="P4">Installés à Montmirail depuis 2011, nous vous proposons des produits de notre ferme en vente directe. <text:span text:style-name="T1">D</text:span>écouvr<text:span text:style-name="T1">ez</text:span> la biodiversité de notre région <text:span text:style-name="T1">dans le respect de l’environnement par les circuits courts et des produits biologiques labellisés Bourgeon. V</text:span>ous trouverez chez nous plusieurs variétés de fruits <text:span text:style-name="T2">cueillis dans</text:span><text:span text:style-name="T1"> nos vergers</text:span>, de la viande bovine <text:span text:style-name="T2">élevée dans nos prés et </text:span>certifiée Natura Beef, <text:span text:style-name="T2">ainsi que</text:span><text:span text:style-name="T1"> du miel produit au coeur de Montmirail.</text:span></text:p>
      <text:p text:style-name="P1"><text:span text:style-name="T10">Pour </text:span><text:span text:style-name="T11">plus d’informations</text:span><text:span text:style-name="T10"> ou pour passer commande directement, vous pouvez nous joindre par téléphone au 00.00.00.00.00, par mail </text:span><text:a xlink:type="simple" xlink:href="mailto:mai@mail.ch" text:style-name="Internet_20_link" text:visited-style-name="Visited_20_Internet_20_Link"><text:span text:style-name="T10">mai@mail.ch</text:span></text:a><text:span text:style-name="T10">, nous serons ravis de </text:span><text:span text:style-name="T11">vous renseigner plus en détail.</text:span></text:p>
      <text:p text:style-name="P6"/>
      <text:p text:style-name="P7">À bientôt dans notre ferme.</text:p>
      <text:p text:style-name="P7"/>
      <text:p text:style-name="P7"/>
      <text:p text:style-name="P7">Nous sommes Martin et Angela Ott</text:p>
      <text:p text:style-name="P7"/>
      <text:p text:style-name="P8"><text:span text:style-name="T2">Installés à Montmirail depuis 2011, notre exploitation est spécialisée dans la grande culture </text:span><text:span text:style-name="T3">(</text:span><text:span text:style-name="T2">mais, soja, betteraves à sucre, millet, </text:span><text:span text:style-name="T3">etc.)</text:span><text:span text:style-name="T2">. Soucieux de la qualité de nos produits, ainsi que de notre environnement </text:span><text:span text:style-name="T3">notre production</text:span><text:span text:style-name="T2"> </text:span><text:span text:style-name="T3">est</text:span><text:span text:style-name="T2"> labellis</text:span><text:span text:style-name="T4">ée</text:span><text:span text:style-name="T2"> Bourgeon.</text:span></text:p>
      <text:p text:style-name="P8"><text:span text:style-name="T3">Pour entretenir la biodiversité de notre région, nous avons aussi deux vergers, </text:span><text:span text:style-name="T4">des ruches et un élevage bovin Natura Beef. Pour ces produits nous privilégions la vente directe et les circuits courts, <text:s/>vous pourrez donc trouver chez nous des fruits de saison, du miel ainsi que de la viande.</text:span></text:p>
      <text:p text:style-name="P8"/>
      <text:h text:style-name="P3" text:outline-level="3">Fruits du Verger :</text:h>
      <text:p text:style-name="P10">Plusie<text:span text:style-name="T6">ur</text:span>s variétés de pommes (Golden Delicious, Topas, Rubinette, Idarette, Boskop, Gala), <text:span text:style-name="T7">poires (Kaiser Alexander, Conférence),</text:span> prunes (Felsina, Fellenberger) et cerises.Nouveau vergé basses tiges en cours de ‘construction’ depuis 3 ans. Pour la diversité, des arbres hautes-tiges pour des fruits plus rares/anciens <text:span text:style-name="T7">coings, mirabelles, etc</text:span>. Préservent la biodiversité des paysages. Moins adaptés à de grandes productions.</text:p>
      <text:p text:style-name="P11">Nos vergers produisent une grande variété de fruits. On y trouve <text:span text:style-name="T5">de</text:span>s<text:span text:style-name="T5"> pommes (Golden Delicious, Topas, Rubinette, Idarette, Boskop, Gala), </text:span>des poires (Kaiser Alexander, Conférence),<text:span text:style-name="T5"> </text:span>des <text:span text:style-name="T5">prunes (Felsina, Fellenberger) </text:span>ainsi que des <text:span text:style-name="T5">cerises.</text:span> Pour prendre le relais de l’ancien verger,<text:span text:style-name="T8"> depuis 3 ans</text:span> nous sommes en train d’en créer un nouveau avec des variétés de pommes complé<text:span text:style-name="T8">m</text:span>entaires telles que X et Y. <text:span text:style-name="T8">En plus du verger classique, nous avons tout autour de notre domaine des arbres fruitiers hautes-tiges composés </text:span><text:soft-page-break/><text:span text:style-name="T8">d’espèces plus rares et rustiques qui viennent enrichir le paysage et compléter la diversité végétale de la ferme.</text:span></text:p>
      <text:h text:style-name="P2" text:outline-level="3">Produits fruitiers :</text:h>
      <text:p text:style-name="P4">E<text:span text:style-name="T8">n plus de nos fruits frais, nous proposons du jus de pommes et des fruits séchés (pommes, poires, prunes) qui permettent de déguster tout au long de l’année notre production estivale et automnale. </text:span><text:span text:style-name="T9">Afin d’utiliser nos fruits murs invendus, nous nous sommes aussi mis à produire de l’eau-de-vie en petite quantité. Vous en trouverez cinq variétés différentes, Pomme Gala, Pomme Rubinette, Prune Berutge, Pruneau Fellenberg et Coing.</text:span></text:p>
      <text:p text:style-name="P4"/>
      <text:h text:style-name="P2" text:outline-level="3">Vaches :</text:h>
      <text:p text:style-name="P9"><text:span text:style-name="T14">Parce que nous aimons la viande et qu’il est important pour nous d’en connaître la provenance ainsi que de prodiguer un élevage respectueux des animaux. Nos vaches sont élevées d’après les normes du label Natura Beef. </text:span><text:span text:style-name="T12">Natura-Beef est un label protégé et clairement définit ‘voir www.mutterkuh.ch’. La viande provient de jeunes bêtes qui grandissent dans des élevages de vaches mères. Les veaux sont allaités et restent près de leurs mères jusqu’à l’âge de 8 à 10 mois. Leur nutrition se compose essentiellement de lait maternel et de fourrage grossier. Le troupeau pâture sur nos propres prés et passe l’hiver dans </text:span><text:span text:style-name="T13">une</text:span><text:span text:style-name="T12"> stabulation libre. Les vaches et les veaux sont en compagnie de leur propre taureau.</text:span></text:p>
      <text:p text:style-name="P9"><text:span text:style-name="T12"/></text:p>
      <text:h text:style-name="Heading_20_3" text:outline-level="3"><text:span text:style-name="T12">M</text:span><text:span text:style-name="T10">iel :</text:span></text:h>
      <text:p text:style-name="P12"><text:span text:style-name="T14">Les ruches récemment implantées dans notre ferme permettent la pollinisation de notre verger et contribuent à la sauvegarde des abeilles. </text:span><text:span text:style-name="T15">De mai à septembre,</text:span><text:span text:style-name="T14"> nous récoltons le miel </text:span><text:span text:style-name="T15">qui au travers de ses saveurs </text:span><text:span text:style-name="T14">refl</text:span><text:span text:style-name="T15">ète</text:span><text:span text:style-name="T14"> </text:span><text:span text:style-name="T15">l</text:span><text:span text:style-name="T14">es cycles et la diversité végétale de notre rég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style:font-pitch="variable"/>
    <style:font-face style:name="Roboto Black" svg:font-family="'Robo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2T17:19:23.294915251</meta:creation-date>
    <dc:date>2020-06-22T19:42:51.674291228</dc:date>
    <meta:editing-duration>PT8M13S</meta:editing-duration>
    <meta:editing-cycles>3</meta:editing-cycles>
    <meta:generator>LibreOffice/6.4.3.2$Linux_X86_64 LibreOffice_project/40$Build-2</meta:generator>
    <meta:document-statistic meta:table-count="0" meta:image-count="0" meta:object-count="0" meta:page-count="2" meta:paragraph-count="20" meta:word-count="625" meta:character-count="4037" meta:non-whitespace-character-count="3431"/>
  </office:meta>
</office:document-meta>
</file>